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37cm"/>
    </style:style>
    <style:style style:name="co2" style:family="table-column">
      <style:table-column-properties fo:break-before="auto" style:column-width="4.447cm"/>
    </style:style>
    <style:style style:name="co3" style:family="table-column">
      <style:table-column-properties fo:break-before="auto" style:column-width="4.175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fo:border-bottom="none" fo:border-left="1.11pt double-thin #000000" style:border-line-width-left="0.018cm 0.004cm 0.018cm" fo:border-right="none" fo:border-top="1.11pt double-thin #000000" style:border-line-width-top="0.018cm 0.004cm 0.018cm"/>
    </style:style>
    <style:style style:name="ce26" style:family="table-cell" style:parent-style-name="Default">
      <style:table-cell-properties fo:border-bottom="1.11pt double-thin #000000" style:border-line-width-bottom="0.018cm 0.004cm 0.018cm" fo:border-left="1.11pt double-thin #000000" style:border-line-width-left="0.018cm 0.004cm 0.018cm" fo:border-right="none" fo:border-top="none"/>
    </style:style>
    <style:style style:name="ce25" style:family="table-cell" style:parent-style-name="Default">
      <style:table-cell-properties fo:border-bottom="none" fo:border-left="1.11pt double-thin #000000" style:border-line-width-left="0.018cm 0.004cm 0.018cm" fo:border-right="none" fo:border-top="none"/>
    </style:style>
    <style:style style:name="ce7" style:family="table-cell" style:parent-style-name="Default">
      <style:table-cell-properties fo:border-bottom="1.11pt double-thin #000000" style:border-line-width-bottom="0.018cm 0.004cm 0.018cm" fo:border-left="1.11pt double-thin #000000" style:border-line-width-left="0.018cm 0.004cm 0.018cm" fo:border-right="1.11pt solid #000000" fo:border-top="1.11pt double-thin #000000" style:border-line-width-top="0.018cm 0.004cm 0.018cm"/>
    </style:style>
    <style:style style:name="ce24" style:family="table-cell" style:parent-style-name="Default">
      <style:table-cell-properties fo:border-bottom="none" fo:border-left="1.11pt double-thin #000000" style:border-line-width-left="0.018cm 0.004cm 0.018cm" fo:border-right="1.11pt double-thin #000000" style:border-line-width-right="0.018cm 0.004cm 0.018cm" fo:border-top="1.11pt double-thin #000000" style:border-line-width-top="0.018cm 0.004cm 0.018cm"/>
    </style:style>
    <style:style style:name="ce5" style:family="table-cell" style:parent-style-name="Default">
      <style:table-cell-properties fo:border-bottom="none" fo:border-left="none" fo:border-right="none" fo:border-top="1.11pt double-thin #000000" style:border-line-width-top="0.018cm 0.004cm 0.018cm"/>
    </style:style>
    <style:style style:name="ce36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1" style:family="table-cell" style:parent-style-name="Default" style:data-style-name="N2"/>
    <style:style style:name="ce29" style:family="table-cell" style:parent-style-name="Default">
      <style:table-cell-properties fo:border-bottom="1.11pt double-thin #000000" style:border-line-width-bottom="0.018cm 0.004cm 0.018cm" fo:border-left="1.11pt solid #000000" fo:border-right="1.11pt solid #000000" fo:border-top="1.11pt double-thin #000000" style:border-line-width-top="0.018cm 0.004cm 0.018cm"/>
    </style:style>
    <style:style style:name="ce8" style:family="table-cell" style:parent-style-name="Default" style:data-style-name="N2">
      <style:table-cell-properties fo:border-bottom="1.11pt double-thin #000000" style:border-line-width-bottom="0.018cm 0.004cm 0.018cm" fo:border-left="none" fo:border-right="none" fo:border-top="none"/>
    </style:style>
    <style:style style:name="ce9" style:family="table-cell" style:parent-style-name="Default">
      <style:table-cell-properties fo:border-bottom="none" fo:background-color="#cccccc" fo:border-left="none" fo:border-right="none" fo:border-top="1.11pt double-thin #000000" style:border-line-width-top="0.018cm 0.004cm 0.018cm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12" style:family="table-cell" style:parent-style-name="Default" style:data-style-name="N2">
      <style:table-cell-properties fo:border-bottom="1.11pt double-thin #000000" style:border-line-width-bottom="0.018cm 0.004cm 0.018cm" fo:background-color="#cccccc" fo:border-left="none" fo:border-right="none" fo:border-top="none"/>
    </style:style>
    <style:style style:name="ce35" style:family="table-cell" style:parent-style-name="Default">
      <style:table-cell-properties fo:border-bottom="none" fo:border-left="none" fo:border-right="none" fo:border-top="1.11pt double-thin #000000" style:border-line-width-top="0.018cm 0.004cm 0.018cm"/>
    </style:style>
    <style:style style:name="ce13" style:family="table-cell" style:parent-style-name="Default">
      <style:table-cell-properties fo:border-bottom="none" fo:border-left="none" fo:border-right="1.11pt double-thin #000000" style:border-line-width-right="0.018cm 0.004cm 0.018cm" fo:border-top="1.11pt double-thin #000000" style:border-line-width-top="0.018cm 0.004cm 0.018cm"/>
    </style:style>
    <style:style style:name="ce14" style:family="table-cell" style:parent-style-name="Default">
      <style:table-cell-properties fo:border-bottom="1.11pt double-thin #000000" style:border-line-width-bottom="0.018cm 0.004cm 0.018cm" fo:border-left="none" fo:border-right="1.11pt double-thin #000000" style:border-line-width-right="0.018cm 0.004cm 0.018cm" fo:border-top="none"/>
    </style:style>
    <style:style style:name="ce15" style:family="table-cell" style:parent-style-name="Default" style:data-style-name="N2">
      <style:table-cell-properties fo:border-bottom="none" fo:border-left="none" fo:border-right="1.11pt double-thin #000000" style:border-line-width-right="0.018cm 0.004cm 0.018cm" fo:border-top="none"/>
    </style:style>
    <style:style style:name="ce16" style:family="table-cell" style:parent-style-name="Default">
      <style:table-cell-properties fo:border-bottom="none" fo:border-left="none" fo:border-right="1.11pt double-thin #000000" style:border-line-width-right="0.018cm 0.004cm 0.018cm" fo:border-top="none"/>
    </style:style>
    <style:style style:name="ce42" style:family="table-cell" style:parent-style-name="Default">
      <style:table-cell-properties fo:border-bottom="1.11pt double-thin #000000" style:border-line-width-bottom="0.018cm 0.004cm 0.018cm" fo:border-left="1.11pt solid #000000" fo:border-right="1.11pt double-thin #000000" style:border-line-width-right="0.018cm 0.004cm 0.018cm" fo:border-top="1.11pt double-thin #000000" style:border-line-width-top="0.018cm 0.004cm 0.018cm"/>
    </style:style>
    <style:style style:name="ce17" style:family="table-cell" style:parent-style-name="Default" style:data-style-name="N2">
      <style:table-cell-properties fo:border-bottom="1.11pt double-thin #000000" style:border-line-width-bottom="0.018cm 0.004cm 0.018cm" fo:border-left="none" fo:border-right="1.11pt double-thin #000000" style:border-line-width-right="0.018cm 0.004cm 0.018cm" fo:border-top="none"/>
    </style:style>
    <style:style style:name="ce18" style:family="table-cell" style:parent-style-name="Default">
      <style:table-cell-properties fo:border-bottom="none" fo:background-color="#cccccc" fo:border-left="none" fo:border-right="1.11pt double-thin #000000" style:border-line-width-right="0.018cm 0.004cm 0.018cm" fo:border-top="1.11pt double-thin #000000" style:border-line-width-top="0.018cm 0.004cm 0.018cm"/>
    </style:style>
    <style:style style:name="ce19" style:family="table-cell" style:parent-style-name="Default">
      <style:table-cell-properties fo:border-bottom="none" fo:background-color="#cccccc" fo:border-left="none" fo:border-right="1.11pt double-thin #000000" style:border-line-width-right="0.018cm 0.004cm 0.018cm" fo:border-top="none"/>
    </style:style>
    <style:style style:name="ce20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end" fo:margin-left="0cm"/>
    </style:style>
    <style:style style:name="ce21" style:family="table-cell" style:parent-style-name="Default" style:data-style-name="N2">
      <style:table-cell-properties fo:border-bottom="1.11pt double-thin #000000" style:border-line-width-bottom="0.018cm 0.004cm 0.018cm" fo:background-color="#cccccc" fo:border-left="none" fo:border-right="1.11pt double-thin #000000" style:border-line-width-right="0.018cm 0.004cm 0.018cm" fo:border-top="none"/>
    </style:style>
    <style:style style:name="ce46" style:family="table-cell" style:parent-style-name="Default">
      <style:table-cell-properties fo:border-bottom="none" fo:border-left="none" fo:border-right="1.11pt double-thin #000000" style:border-line-width-right="0.018cm 0.004cm 0.018cm" fo:border-top="1.11pt double-thin #000000" style:border-line-width-top="0.018cm 0.004cm 0.018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25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4" table:default-cell-style-name="ce16"/>
        <table:table-row table:style-name="ro1">
          <table:table-cell table:style-name="ce2" office:value-type="string" calcext:value-type="string">
            <text:p>max_so_multiplier</text:p>
          </table:table-cell>
          <table:table-cell table:style-name="ce5" office:value-type="string" calcext:value-type="string">
            <text:p>safety_order_volume_scale</text:p>
          </table:table-cell>
          <table:table-cell table:style-name="ce5" office:value-type="string" calcext:value-type="string">
            <text:p>initial_safety_order_trigger</text:p>
          </table:table-cell>
          <table:table-cell table:style-name="ce5" office:value-type="string" calcext:value-type="string">
            <text:p>safety_order_step_scale</text:p>
          </table:table-cell>
          <table:table-cell table:style-name="ce5" office:value-type="string" calcext:value-type="string">
            <text:p>max_so_multiplier</text:p>
          </table:table-cell>
          <table:table-cell table:style-name="ce5" office:value-type="string" calcext:value-type="string">
            <text:p>slot size</text:p>
          </table:table-cell>
          <table:table-cell table:style-name="ce5" office:value-type="string" calcext:value-type="string">
            <text:p>overbuy</text:p>
          </table:table-cell>
          <table:table-cell table:style-name="ce5" table:number-columns-repeated="5"/>
          <table:table-cell table:style-name="ce13"/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.02" calcext:value-type="float">
            <text:p>0,02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5"/>
          <table:table-cell table:style-name="ce14"/>
        </table:table-row>
        <table:table-row table:style-name="ro1">
          <table:table-cell table:style-name="Default"/>
          <table:table-cell table:number-columns-repeated="11"/>
          <table:table-cell table:style-name="Default"/>
        </table:table-row>
        <table:table-row table:style-name="ro1">
          <table:table-cell table:style-name="ce2" office:value-type="string" calcext:value-type="string">
            <text:p>overall orders count</text:p>
          </table:table-cell>
          <table:table-cell table:style-name="ce5" table:number-columns-repeated="11"/>
          <table:table-cell table:style-name="ce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B$12]" office:value-type="float" office:value="86.9565217391304" calcext:value-type="float">
            <text:p>86,96</text:p>
          </table:table-cell>
          <table:table-cell table:style-name="ce1" table:formula="of:=[.C$12]" office:value-type="float" office:value="81.1688311688312" calcext:value-type="float">
            <text:p>81,17</text:p>
          </table:table-cell>
          <table:table-cell table:style-name="ce1" table:formula="of:=[.D$12]" office:value-type="float" office:value="75.8725341426404" calcext:value-type="float">
            <text:p>75,87</text:p>
          </table:table-cell>
          <table:table-cell table:style-name="ce1" table:formula="of:=[.E$12]" office:value-type="float" office:value="71.0227272727273" calcext:value-type="float">
            <text:p>71,02</text:p>
          </table:table-cell>
          <table:table-cell table:style-name="ce1" table:formula="of:=[.F$12]" office:value-type="float" office:value="66.577896138482" calcext:value-type="float">
            <text:p>66,58</text:p>
          </table:table-cell>
          <table:table-cell table:style-name="ce1" table:formula="of:=[.G$12]" office:value-type="float" office:value="62.5" calcext:value-type="float">
            <text:p>62,50</text:p>
          </table:table-cell>
          <table:table-cell table:style-name="ce1" table:formula="of:=[.H$12]" office:value-type="float" office:value="58.7544065804935" calcext:value-type="float">
            <text:p>58,75</text:p>
          </table:table-cell>
          <table:table-cell table:style-name="ce1" table:formula="of:=[.I$12]" office:value-type="float" office:value="55.3097345132743" calcext:value-type="float">
            <text:p>55,31</text:p>
          </table:table-cell>
          <table:table-cell table:style-name="ce1" table:formula="of:=[.J$12]" office:value-type="float" office:value="52.1376433785193" calcext:value-type="float">
            <text:p>52,14</text:p>
          </table:table-cell>
          <table:table-cell table:style-name="ce1" table:formula="of:=[.K$12]" office:value-type="float" office:value="49.2125984251969" calcext:value-type="float">
            <text:p>49,21</text:p>
          </table:table-cell>
          <table:table-cell table:style-name="ce1" table:formula="of:=[.L$12]" office:value-type="float" office:value="46.5116279069767" calcext:value-type="float">
            <text:p>46,51</text:p>
          </table:table-cell>
          <table:table-cell table:style-name="ce15" table:formula="of:=[.M$12]" office:value-type="float" office:value="44.0140845070423" calcext:value-type="float">
            <text:p>44,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B$12:.B$13])" office:value-type="float" office:value="173.913043478261" calcext:value-type="float">
            <text:p>173,913043478261</text:p>
          </table:table-cell>
          <table:table-cell table:formula="of:=SUM([.C$12:.C$13])" office:value-type="float" office:value="162.337662337662" calcext:value-type="float">
            <text:p>162,337662337662</text:p>
          </table:table-cell>
          <table:table-cell table:formula="of:=SUM([.D$12:.D$13])" office:value-type="float" office:value="151.745068285281" calcext:value-type="float">
            <text:p>151,745068285281</text:p>
          </table:table-cell>
          <table:table-cell table:formula="of:=SUM([.E$12:.E$13])" office:value-type="float" office:value="142.045454545455" calcext:value-type="float">
            <text:p>142,045454545455</text:p>
          </table:table-cell>
          <table:table-cell table:formula="of:=SUM([.F$12:.F$13])" office:value-type="float" office:value="133.155792276964" calcext:value-type="float">
            <text:p>133,155792276964</text:p>
          </table:table-cell>
          <table:table-cell table:formula="of:=SUM([.G$12:.G$13])" office:value-type="float" office:value="125" calcext:value-type="float">
            <text:p>125</text:p>
          </table:table-cell>
          <table:table-cell table:formula="of:=SUM([.H$12:.H$13])" office:value-type="float" office:value="117.508813160987" calcext:value-type="float">
            <text:p>117,508813160987</text:p>
          </table:table-cell>
          <table:table-cell table:formula="of:=SUM([.I$12:.I$13])" office:value-type="float" office:value="110.619469026549" calcext:value-type="float">
            <text:p>110,619469026549</text:p>
          </table:table-cell>
          <table:table-cell table:formula="of:=SUM([.J$12:.J$13])" office:value-type="float" office:value="104.275286757039" calcext:value-type="float">
            <text:p>104,275286757039</text:p>
          </table:table-cell>
          <table:table-cell table:formula="of:=SUM([.K$12:.K$13])" office:value-type="float" office:value="98.4251968503937" calcext:value-type="float">
            <text:p>98,4251968503937</text:p>
          </table:table-cell>
          <table:table-cell table:formula="of:=SUM([.L$12:.L$13])" office:value-type="float" office:value="93.0232558139535" calcext:value-type="float">
            <text:p>93,0232558139535</text:p>
          </table:table-cell>
          <table:table-cell table:formula="of:=SUM([.M$12:.M$13])" office:value-type="float" office:value="88.0281690140845" calcext:value-type="float">
            <text:p>88,02816901408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B$12:.B$14])" office:value-type="float" office:value="304.347826086956" calcext:value-type="float">
            <text:p>304,347826086956</text:p>
          </table:table-cell>
          <table:table-cell table:formula="of:=SUM([.C$12:.C$14])" office:value-type="float" office:value="292.207792207792" calcext:value-type="float">
            <text:p>292,207792207792</text:p>
          </table:table-cell>
          <table:table-cell table:formula="of:=SUM([.D$12:.D$14])" office:value-type="float" office:value="280.728376327769" calcext:value-type="float">
            <text:p>280,728376327769</text:p>
          </table:table-cell>
          <table:table-cell table:formula="of:=SUM([.E$12:.E$14])" office:value-type="float" office:value="269.886363636364" calcext:value-type="float">
            <text:p>269,886363636364</text:p>
          </table:table-cell>
          <table:table-cell table:formula="of:=SUM([.F$12:.F$14])" office:value-type="float" office:value="259.65379494008" calcext:value-type="float">
            <text:p>259,65379494008</text:p>
          </table:table-cell>
          <table:table-cell table:formula="of:=SUM([.G$12:.G$14])" office:value-type="float" office:value="250" calcext:value-type="float">
            <text:p>250</text:p>
          </table:table-cell>
          <table:table-cell table:formula="of:=SUM([.H$12:.H$14])" office:value-type="float" office:value="240.893066980023" calcext:value-type="float">
            <text:p>240,893066980023</text:p>
          </table:table-cell>
          <table:table-cell table:formula="of:=SUM([.I$12:.I$14])" office:value-type="float" office:value="232.300884955752" calcext:value-type="float">
            <text:p>232,300884955752</text:p>
          </table:table-cell>
          <table:table-cell table:formula="of:=SUM([.J$12:.J$14])" office:value-type="float" office:value="224.191866527633" calcext:value-type="float">
            <text:p>224,191866527633</text:p>
          </table:table-cell>
          <table:table-cell table:formula="of:=SUM([.K$12:.K$14])" office:value-type="float" office:value="216.535433070866" calcext:value-type="float">
            <text:p>216,535433070866</text:p>
          </table:table-cell>
          <table:table-cell table:formula="of:=SUM([.L$12:.L$14])" office:value-type="float" office:value="209.302325581395" calcext:value-type="float">
            <text:p>209,302325581395</text:p>
          </table:table-cell>
          <table:table-cell table:formula="of:=SUM([.M$12:.M$14])" office:value-type="float" office:value="202.464788732394" calcext:value-type="float">
            <text:p>202,464788732394</text:p>
          </table:table-cell>
        </table:table-row>
        <table:table-row table:style-name="ro1">
          <table:table-cell table:style-name="ce26" office:value-type="float" office:value="4" calcext:value-type="float">
            <text:p>4</text:p>
          </table:table-cell>
          <table:table-cell table:style-name="ce36" table:formula="of:=SUM([.B$12:.B$15])" office:value-type="float" office:value="500" calcext:value-type="float">
            <text:p>500</text:p>
          </table:table-cell>
          <table:table-cell table:style-name="ce36" table:formula="of:=SUM([.C$12:.C$15])" office:value-type="float" office:value="500" calcext:value-type="float">
            <text:p>500</text:p>
          </table:table-cell>
          <table:table-cell table:style-name="ce36" table:formula="of:=SUM([.D$12:.D$15])" office:value-type="float" office:value="500" calcext:value-type="float">
            <text:p>500</text:p>
          </table:table-cell>
          <table:table-cell table:style-name="ce36" table:formula="of:=SUM([.E$12:.E$15])" office:value-type="float" office:value="500" calcext:value-type="float">
            <text:p>500</text:p>
          </table:table-cell>
          <table:table-cell table:style-name="ce36" table:formula="of:=SUM([.F$12:.F$15])" office:value-type="float" office:value="500" calcext:value-type="float">
            <text:p>500</text:p>
          </table:table-cell>
          <table:table-cell table:style-name="ce36" table:formula="of:=SUM([.G$12:.G$15])" office:value-type="float" office:value="500" calcext:value-type="float">
            <text:p>500</text:p>
          </table:table-cell>
          <table:table-cell table:style-name="ce36" table:formula="of:=SUM([.H$12:.H$15])" office:value-type="float" office:value="500" calcext:value-type="float">
            <text:p>500</text:p>
          </table:table-cell>
          <table:table-cell table:style-name="ce36" table:formula="of:=SUM([.I$12:.I$15])" office:value-type="float" office:value="500" calcext:value-type="float">
            <text:p>500</text:p>
          </table:table-cell>
          <table:table-cell table:style-name="ce36" table:formula="of:=SUM([.J$12:.J$15])" office:value-type="float" office:value="500" calcext:value-type="float">
            <text:p>500</text:p>
          </table:table-cell>
          <table:table-cell table:style-name="ce36" table:formula="of:=SUM([.K$12:.K$15])" office:value-type="float" office:value="500" calcext:value-type="float">
            <text:p>500</text:p>
          </table:table-cell>
          <table:table-cell table:style-name="ce36" table:formula="of:=SUM([.L$12:.L$15])" office:value-type="float" office:value="500" calcext:value-type="float">
            <text:p>500</text:p>
          </table:table-cell>
          <table:table-cell table:style-name="ce14" table:formula="of:=SUM([.M$12:.M$15])" office:value-type="float" office:value="500" calcext:value-type="float">
            <text:p>500</text:p>
          </table:table-cell>
        </table:table-row>
        <table:table-row table:style-name="ro1">
          <table:table-cell table:style-name="Default"/>
          <table:table-cell table:number-columns-repeated="11"/>
          <table:table-cell table:style-name="Default"/>
        </table:table-row>
        <table:table-row table:style-name="ro1">
          <table:table-cell table:style-name="ce7" office:value-type="string" calcext:value-type="string">
            <text:p>safety_order_volume_scale</text:p>
          </table:table-cell>
          <table:table-cell table:style-name="ce29" office:value-type="float" office:value="1.5" calcext:value-type="float">
            <text:p>1,5</text:p>
          </table:table-cell>
          <table:table-cell table:style-name="ce29" office:value-type="float" office:value="1.6" calcext:value-type="float">
            <text:p>1,6</text:p>
          </table:table-cell>
          <table:table-cell table:style-name="ce29" office:value-type="float" office:value="1.7" calcext:value-type="float">
            <text:p>1,7</text:p>
          </table:table-cell>
          <table:table-cell table:style-name="ce29" office:value-type="float" office:value="1.8" calcext:value-type="float">
            <text:p>1,8</text:p>
          </table:table-cell>
          <table:table-cell table:style-name="ce29" office:value-type="float" office:value="1.9" calcext:value-type="float">
            <text:p>1,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.1" calcext:value-type="float">
            <text:p>2,1</text:p>
          </table:table-cell>
          <table:table-cell table:style-name="ce29" office:value-type="float" office:value="2.2" calcext:value-type="float">
            <text:p>2,2</text:p>
          </table:table-cell>
          <table:table-cell table:style-name="ce29" office:value-type="float" office:value="2.3" calcext:value-type="float">
            <text:p>2,3</text:p>
          </table:table-cell>
          <table:table-cell table:style-name="ce29" office:value-type="float" office:value="2.4" calcext:value-type="float">
            <text:p>2,4</text:p>
          </table:table-cell>
          <table:table-cell table:style-name="ce29" office:value-type="float" office:value="2.5" calcext:value-type="float">
            <text:p>2,5</text:p>
          </table:table-cell>
          <table:table-cell table:style-name="ce42" office:value-type="float" office:value="2.6" calcext:value-type="float">
            <text:p>2,6</text:p>
          </table:table-cell>
        </table:table-row>
        <table:table-row table:style-name="ro1">
          <table:table-cell table:style-name="ce2" office:value-type="string" calcext:value-type="string">
            <text:p>Orders(single)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B28]" office:value-type="float" office:value="86.9565217391304" calcext:value-type="float">
            <text:p>86,96</text:p>
          </table:table-cell>
          <table:table-cell table:style-name="ce1" table:formula="of:=[.C28]" office:value-type="float" office:value="81.1688311688312" calcext:value-type="float">
            <text:p>81,17</text:p>
          </table:table-cell>
          <table:table-cell table:style-name="ce1" table:formula="of:=[.D28]" office:value-type="float" office:value="75.8725341426404" calcext:value-type="float">
            <text:p>75,87</text:p>
          </table:table-cell>
          <table:table-cell table:style-name="ce1" table:formula="of:=[.E28]" office:value-type="float" office:value="71.0227272727273" calcext:value-type="float">
            <text:p>71,02</text:p>
          </table:table-cell>
          <table:table-cell table:style-name="ce1" table:formula="of:=[.F28]" office:value-type="float" office:value="66.577896138482" calcext:value-type="float">
            <text:p>66,58</text:p>
          </table:table-cell>
          <table:table-cell table:style-name="ce1" table:formula="of:=[.G28]" office:value-type="float" office:value="62.5" calcext:value-type="float">
            <text:p>62,50</text:p>
          </table:table-cell>
          <table:table-cell table:style-name="ce1" table:formula="of:=[.H28]" office:value-type="float" office:value="58.7544065804935" calcext:value-type="float">
            <text:p>58,75</text:p>
          </table:table-cell>
          <table:table-cell table:style-name="ce1" table:formula="of:=[.I28]" office:value-type="float" office:value="55.3097345132743" calcext:value-type="float">
            <text:p>55,31</text:p>
          </table:table-cell>
          <table:table-cell table:style-name="ce1" table:formula="of:=[.J28]" office:value-type="float" office:value="52.1376433785193" calcext:value-type="float">
            <text:p>52,14</text:p>
          </table:table-cell>
          <table:table-cell table:style-name="ce1" table:formula="of:=[.K28]" office:value-type="float" office:value="49.2125984251969" calcext:value-type="float">
            <text:p>49,21</text:p>
          </table:table-cell>
          <table:table-cell table:style-name="ce1" table:formula="of:=[.L28]" office:value-type="float" office:value="46.5116279069767" calcext:value-type="float">
            <text:p>46,51</text:p>
          </table:table-cell>
          <table:table-cell table:style-name="ce15" table:formula="of:=[.M28]" office:value-type="float" office:value="44.0140845070423" calcext:value-type="float">
            <text:p>44,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B$28]*[.B$10]^([.$A13]-1)" office:value-type="float" office:value="86.9565217391304" calcext:value-type="float">
            <text:p>86,96</text:p>
          </table:table-cell>
          <table:table-cell table:style-name="ce1" table:formula="of:=[.C$28]*[.C$10]^([.$A13]-1)" office:value-type="float" office:value="81.1688311688312" calcext:value-type="float">
            <text:p>81,17</text:p>
          </table:table-cell>
          <table:table-cell table:style-name="ce1" table:formula="of:=[.D$28]*[.D$10]^([.$A13]-1)" office:value-type="float" office:value="75.8725341426404" calcext:value-type="float">
            <text:p>75,87</text:p>
          </table:table-cell>
          <table:table-cell table:style-name="ce1" table:formula="of:=[.E$28]*[.E$10]^([.$A13]-1)" office:value-type="float" office:value="71.0227272727273" calcext:value-type="float">
            <text:p>71,02</text:p>
          </table:table-cell>
          <table:table-cell table:style-name="ce1" table:formula="of:=[.F$28]*[.F$10]^([.$A13]-1)" office:value-type="float" office:value="66.577896138482" calcext:value-type="float">
            <text:p>66,58</text:p>
          </table:table-cell>
          <table:table-cell table:style-name="ce1" table:formula="of:=[.G$28]*[.G$10]^([.$A13]-1)" office:value-type="float" office:value="62.5" calcext:value-type="float">
            <text:p>62,50</text:p>
          </table:table-cell>
          <table:table-cell table:style-name="ce1" table:formula="of:=[.H$28]*[.H$10]^([.$A13]-1)" office:value-type="float" office:value="58.7544065804935" calcext:value-type="float">
            <text:p>58,75</text:p>
          </table:table-cell>
          <table:table-cell table:style-name="ce1" table:formula="of:=[.I$28]*[.I$10]^([.$A13]-1)" office:value-type="float" office:value="55.3097345132743" calcext:value-type="float">
            <text:p>55,31</text:p>
          </table:table-cell>
          <table:table-cell table:style-name="ce1" table:formula="of:=[.J$28]*[.J$10]^([.$A13]-1)" office:value-type="float" office:value="52.1376433785193" calcext:value-type="float">
            <text:p>52,14</text:p>
          </table:table-cell>
          <table:table-cell table:style-name="ce1" table:formula="of:=[.K$28]*[.K$10]^([.$A13]-1)" office:value-type="float" office:value="49.2125984251969" calcext:value-type="float">
            <text:p>49,21</text:p>
          </table:table-cell>
          <table:table-cell table:style-name="ce1" table:formula="of:=[.L$28]*[.L$10]^([.$A13]-1)" office:value-type="float" office:value="46.5116279069767" calcext:value-type="float">
            <text:p>46,51</text:p>
          </table:table-cell>
          <table:table-cell table:style-name="ce15" table:formula="of:=[.M$28]*[.M$10]^([.$A13]-1)" office:value-type="float" office:value="44.0140845070423" calcext:value-type="float">
            <text:p>44,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table:formula="of:=[.B$28]*[.B$10]^([.$A14]-1)" office:value-type="float" office:value="130.434782608696" calcext:value-type="float">
            <text:p>130,43</text:p>
          </table:table-cell>
          <table:table-cell table:style-name="ce1" table:formula="of:=[.C$28]*[.C$10]^([.$A14]-1)" office:value-type="float" office:value="129.87012987013" calcext:value-type="float">
            <text:p>129,87</text:p>
          </table:table-cell>
          <table:table-cell table:style-name="ce1" table:formula="of:=[.D$28]*[.D$10]^([.$A14]-1)" office:value-type="float" office:value="128.983308042489" calcext:value-type="float">
            <text:p>128,98</text:p>
          </table:table-cell>
          <table:table-cell table:style-name="ce1" table:formula="of:=[.E$28]*[.E$10]^([.$A14]-1)" office:value-type="float" office:value="127.840909090909" calcext:value-type="float">
            <text:p>127,84</text:p>
          </table:table-cell>
          <table:table-cell table:style-name="ce1" table:formula="of:=[.F$28]*[.F$10]^([.$A14]-1)" office:value-type="float" office:value="126.498002663116" calcext:value-type="float">
            <text:p>126,50</text:p>
          </table:table-cell>
          <table:table-cell table:style-name="ce1" table:formula="of:=[.G$28]*[.G$10]^([.$A14]-1)" office:value-type="float" office:value="125" calcext:value-type="float">
            <text:p>125,00</text:p>
          </table:table-cell>
          <table:table-cell table:style-name="ce1" table:formula="of:=[.H$28]*[.H$10]^([.$A14]-1)" office:value-type="float" office:value="123.384253819036" calcext:value-type="float">
            <text:p>123,38</text:p>
          </table:table-cell>
          <table:table-cell table:style-name="ce1" table:formula="of:=[.I$28]*[.I$10]^([.$A14]-1)" office:value-type="float" office:value="121.681415929204" calcext:value-type="float">
            <text:p>121,68</text:p>
          </table:table-cell>
          <table:table-cell table:style-name="ce1" table:formula="of:=[.J$28]*[.J$10]^([.$A14]-1)" office:value-type="float" office:value="119.916579770594" calcext:value-type="float">
            <text:p>119,92</text:p>
          </table:table-cell>
          <table:table-cell table:style-name="ce1" table:formula="of:=[.K$28]*[.K$10]^([.$A14]-1)" office:value-type="float" office:value="118.110236220472" calcext:value-type="float">
            <text:p>118,11</text:p>
          </table:table-cell>
          <table:table-cell table:style-name="ce1" table:formula="of:=[.L$28]*[.L$10]^([.$A14]-1)" office:value-type="float" office:value="116.279069767442" calcext:value-type="float">
            <text:p>116,28</text:p>
          </table:table-cell>
          <table:table-cell table:style-name="ce15" table:formula="of:=[.M$28]*[.M$10]^([.$A14]-1)" office:value-type="float" office:value="114.43661971831" calcext:value-type="float">
            <text:p>114,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table:formula="of:=[.B$28]*[.B$10]^([.$A15]-1)" office:value-type="float" office:value="195.652173913044" calcext:value-type="float">
            <text:p>195,65</text:p>
          </table:table-cell>
          <table:table-cell table:style-name="ce1" table:formula="of:=[.C$28]*[.C$10]^([.$A15]-1)" office:value-type="float" office:value="207.792207792208" calcext:value-type="float">
            <text:p>207,79</text:p>
          </table:table-cell>
          <table:table-cell table:style-name="ce1" table:formula="of:=[.D$28]*[.D$10]^([.$A15]-1)" office:value-type="float" office:value="219.271623672231" calcext:value-type="float">
            <text:p>219,27</text:p>
          </table:table-cell>
          <table:table-cell table:style-name="ce1" table:formula="of:=[.E$28]*[.E$10]^([.$A15]-1)" office:value-type="float" office:value="230.113636363636" calcext:value-type="float">
            <text:p>230,11</text:p>
          </table:table-cell>
          <table:table-cell table:style-name="ce1" table:formula="of:=[.F$28]*[.F$10]^([.$A15]-1)" office:value-type="float" office:value="240.34620505992" calcext:value-type="float">
            <text:p>240,35</text:p>
          </table:table-cell>
          <table:table-cell table:style-name="ce1" table:formula="of:=[.G$28]*[.G$10]^([.$A15]-1)" office:value-type="float" office:value="250" calcext:value-type="float">
            <text:p>250,00</text:p>
          </table:table-cell>
          <table:table-cell table:style-name="ce1" table:formula="of:=[.H$28]*[.H$10]^([.$A15]-1)" office:value-type="float" office:value="259.106933019976" calcext:value-type="float">
            <text:p>259,11</text:p>
          </table:table-cell>
          <table:table-cell table:style-name="ce1" table:formula="of:=[.I$28]*[.I$10]^([.$A15]-1)" office:value-type="float" office:value="267.699115044248" calcext:value-type="float">
            <text:p>267,70</text:p>
          </table:table-cell>
          <table:table-cell table:style-name="ce1" table:formula="of:=[.J$28]*[.J$10]^([.$A15]-1)" office:value-type="float" office:value="275.808133472367" calcext:value-type="float">
            <text:p>275,81</text:p>
          </table:table-cell>
          <table:table-cell table:style-name="ce1" table:formula="of:=[.K$28]*[.K$10]^([.$A15]-1)" office:value-type="float" office:value="283.464566929134" calcext:value-type="float">
            <text:p>283,46</text:p>
          </table:table-cell>
          <table:table-cell table:style-name="ce1" table:formula="of:=[.L$28]*[.L$10]^([.$A15]-1)" office:value-type="float" office:value="290.697674418605" calcext:value-type="float">
            <text:p>290,70</text:p>
          </table:table-cell>
          <table:table-cell table:style-name="ce15" table:formula="of:=[.M$28]*[.M$10]^([.$A15]-1)" office:value-type="float" office:value="297.535211267606" calcext:value-type="float">
            <text:p>297,54</text:p>
          </table:table-cell>
        </table:table-row>
        <table:table-row table:style-name="ro1">
          <table:table-cell/>
          <table:table-cell table:style-name="ce1" table:number-columns-repeated="11"/>
          <table:table-cell table:style-name="ce15"/>
        </table:table-row>
        <table:table-row table:style-name="ro1">
          <table:table-cell table:style-name="ce26" office:value-type="string" calcext:value-type="string">
            <text:p>Summe</text:p>
          </table:table-cell>
          <table:table-cell table:style-name="ce8" table:formula="of:=SUM([.B11:.B16])" office:value-type="float" office:value="500" calcext:value-type="float">
            <text:p>500,00</text:p>
          </table:table-cell>
          <table:table-cell table:style-name="ce8" table:formula="of:=SUM([.C11:.C16])" office:value-type="float" office:value="500" calcext:value-type="float">
            <text:p>500,00</text:p>
          </table:table-cell>
          <table:table-cell table:style-name="ce8" table:formula="of:=SUM([.D11:.D16])" office:value-type="float" office:value="500" calcext:value-type="float">
            <text:p>500,00</text:p>
          </table:table-cell>
          <table:table-cell table:style-name="ce8" table:formula="of:=SUM([.E11:.E16])" office:value-type="float" office:value="500" calcext:value-type="float">
            <text:p>500,00</text:p>
          </table:table-cell>
          <table:table-cell table:style-name="ce8" table:formula="of:=SUM([.F11:.F16])" office:value-type="float" office:value="500" calcext:value-type="float">
            <text:p>500,00</text:p>
          </table:table-cell>
          <table:table-cell table:style-name="ce8" table:formula="of:=SUM([.G11:.G16])" office:value-type="float" office:value="500" calcext:value-type="float">
            <text:p>500,00</text:p>
          </table:table-cell>
          <table:table-cell table:style-name="ce8" table:formula="of:=SUM([.H11:.H16])" office:value-type="float" office:value="500" calcext:value-type="float">
            <text:p>500,00</text:p>
          </table:table-cell>
          <table:table-cell table:style-name="ce8" table:formula="of:=SUM([.I11:.I16])" office:value-type="float" office:value="500" calcext:value-type="float">
            <text:p>500,00</text:p>
          </table:table-cell>
          <table:table-cell table:style-name="ce8" table:formula="of:=SUM([.J11:.J16])" office:value-type="float" office:value="500" calcext:value-type="float">
            <text:p>500,00</text:p>
          </table:table-cell>
          <table:table-cell table:style-name="ce8" table:formula="of:=SUM([.K11:.K16])" office:value-type="float" office:value="500" calcext:value-type="float">
            <text:p>500,00</text:p>
          </table:table-cell>
          <table:table-cell table:style-name="ce8" table:formula="of:=SUM([.L11:.L16])" office:value-type="float" office:value="500" calcext:value-type="float">
            <text:p>500,00</text:p>
          </table:table-cell>
          <table:table-cell table:style-name="ce17" table:formula="of:=SUM([.M11:.M16])" office:value-type="float" office:value="500" calcext:value-type="float">
            <text:p>500,00</text:p>
          </table:table-cell>
        </table:table-row>
        <table:table-row table:style-name="ro1">
          <table:table-cell table:style-name="Default"/>
          <table:table-cell table:number-columns-repeated="11"/>
          <table:table-cell table:style-name="Default"/>
        </table:table-row>
        <table:table-row table:style-name="ro1">
          <table:table-cell table:style-name="ce2" office:value-type="string" calcext:value-type="string">
            <text:p>slots</text:p>
          </table:table-cell>
          <table:table-cell table:style-name="ce9" table:formula="of:=[.$E$2]" office:value-type="float" office:value="2" calcext:value-type="float">
            <text:p>2</text:p>
          </table:table-cell>
          <table:table-cell table:style-name="ce9" table:formula="of:=[.$E$2]" office:value-type="float" office:value="2" calcext:value-type="float">
            <text:p>2</text:p>
          </table:table-cell>
          <table:table-cell table:style-name="ce9" table:formula="of:=[.$E$2]" office:value-type="float" office:value="2" calcext:value-type="float">
            <text:p>2</text:p>
          </table:table-cell>
          <table:table-cell table:style-name="ce9" table:formula="of:=[.$E$2]" office:value-type="float" office:value="2" calcext:value-type="float">
            <text:p>2</text:p>
          </table:table-cell>
          <table:table-cell table:style-name="ce9" table:formula="of:=[.$E$2]" office:value-type="float" office:value="2" calcext:value-type="float">
            <text:p>2</text:p>
          </table:table-cell>
          <table:table-cell table:style-name="ce9" table:formula="of:=[.$E$2]" office:value-type="float" office:value="2" calcext:value-type="float">
            <text:p>2</text:p>
          </table:table-cell>
          <table:table-cell table:style-name="ce9" table:formula="of:=[.$E$2]" office:value-type="float" office:value="2" calcext:value-type="float">
            <text:p>2</text:p>
          </table:table-cell>
          <table:table-cell table:style-name="ce9" table:formula="of:=[.$E$2]" office:value-type="float" office:value="2" calcext:value-type="float">
            <text:p>2</text:p>
          </table:table-cell>
          <table:table-cell table:style-name="ce9" table:formula="of:=[.$E$2]" office:value-type="float" office:value="2" calcext:value-type="float">
            <text:p>2</text:p>
          </table:table-cell>
          <table:table-cell table:style-name="ce9" table:formula="of:=[.$E$2]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rstline</text:p>
          </table:table-cell>
          <table:table-cell table:style-name="ce10" table:formula="of:=([.B10]*([.B10]^([.$A$2]-1)-1))" office:value-type="float" office:value="1.875" calcext:value-type="float">
            <text:p>1,875</text:p>
          </table:table-cell>
          <table:table-cell table:style-name="ce10" table:formula="of:=([.C10]*([.C10]^([.$A$2]-1)-1))" office:value-type="float" office:value="2.496" calcext:value-type="float">
            <text:p>2,496</text:p>
          </table:table-cell>
          <table:table-cell table:style-name="ce10" table:formula="of:=([.D10]*([.D10]^([.$A$2]-1)-1))" office:value-type="float" office:value="3.213" calcext:value-type="float">
            <text:p>3,213</text:p>
          </table:table-cell>
          <table:table-cell table:style-name="ce10" table:formula="of:=([.E10]*([.E10]^([.$A$2]-1)-1))" office:value-type="float" office:value="4.032" calcext:value-type="float">
            <text:p>4,032</text:p>
          </table:table-cell>
          <table:table-cell table:style-name="ce10" table:formula="of:=([.F10]*([.F10]^([.$A$2]-1)-1))" office:value-type="float" office:value="4.959" calcext:value-type="float">
            <text:p>4,959</text:p>
          </table:table-cell>
          <table:table-cell table:style-name="ce10" table:formula="of:=([.G10]*([.G10]^([.$A$2]-1)-1))" office:value-type="float" office:value="6" calcext:value-type="float">
            <text:p>6</text:p>
          </table:table-cell>
          <table:table-cell table:style-name="ce10" table:formula="of:=([.H10]*([.H10]^([.$A$2]-1)-1))" office:value-type="float" office:value="7.161" calcext:value-type="float">
            <text:p>7,161</text:p>
          </table:table-cell>
          <table:table-cell table:style-name="ce10" table:formula="of:=([.I10]*([.I10]^([.$A$2]-1)-1))" office:value-type="float" office:value="8.448" calcext:value-type="float">
            <text:p>8,448</text:p>
          </table:table-cell>
          <table:table-cell table:style-name="ce10" table:formula="of:=([.J10]*([.J10]^([.$A$2]-1)-1))" office:value-type="float" office:value="9.867" calcext:value-type="float">
            <text:p>9,867</text:p>
          </table:table-cell>
          <table:table-cell table:style-name="ce10" table:formula="of:=([.K10]*([.K10]^([.$A$2]-1)-1))" office:value-type="float" office:value="11.424" calcext:value-type="float">
            <text:p>11,424</text:p>
          </table:table-cell>
          <table:table-cell table:style-name="ce10" table:formula="of:=([.L10]*([.L10]^([.$A$2]-1)-1))" office:value-type="float" office:value="13.125" calcext:value-type="float">
            <text:p>13,125</text:p>
          </table:table-cell>
          <table:table-cell table:style-name="ce19" table:formula="of:=([.M10]*([.M10]^([.$A$2]-1)-1))" office:value-type="float" office:value="14.976" calcext:value-type="float">
            <text:p>14,976</text:p>
          </table:table-cell>
        </table:table-row>
        <table:table-row table:style-name="ro1">
          <table:table-cell/>
          <table:table-cell table:number-columns-repeated="11" table:style-name="ce11" office:value-type="string" calcext:value-type="string">
            <text:p>/</text:p>
          </table:table-cell>
          <table:table-cell table:style-name="ce20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divisor</text:p>
          </table:table-cell>
          <table:table-cell table:style-name="ce10" table:formula="of:=([.B10]-1)" office:value-type="float" office:value="0.5" calcext:value-type="float">
            <text:p>0,5</text:p>
          </table:table-cell>
          <table:table-cell table:style-name="ce10" table:formula="of:=([.C10]-1)" office:value-type="float" office:value="0.6" calcext:value-type="float">
            <text:p>0,6</text:p>
          </table:table-cell>
          <table:table-cell table:style-name="ce10" table:formula="of:=([.D10]-1)" office:value-type="float" office:value="0.7" calcext:value-type="float">
            <text:p>0,7</text:p>
          </table:table-cell>
          <table:table-cell table:style-name="ce10" table:formula="of:=([.E10]-1)" office:value-type="float" office:value="0.8" calcext:value-type="float">
            <text:p>0,8</text:p>
          </table:table-cell>
          <table:table-cell table:style-name="ce10" table:formula="of:=([.F10]-1)" office:value-type="float" office:value="0.9" calcext:value-type="float">
            <text:p>0,9</text:p>
          </table:table-cell>
          <table:table-cell table:style-name="ce10" table:formula="of:=([.G10]-1)" office:value-type="float" office:value="1" calcext:value-type="float">
            <text:p>1</text:p>
          </table:table-cell>
          <table:table-cell table:style-name="ce10" table:formula="of:=([.H10]-1)" office:value-type="float" office:value="1.1" calcext:value-type="float">
            <text:p>1,1</text:p>
          </table:table-cell>
          <table:table-cell table:style-name="ce10" table:formula="of:=([.I10]-1)" office:value-type="float" office:value="1.2" calcext:value-type="float">
            <text:p>1,2</text:p>
          </table:table-cell>
          <table:table-cell table:style-name="ce10" table:formula="of:=([.J10]-1)" office:value-type="float" office:value="1.3" calcext:value-type="float">
            <text:p>1,3</text:p>
          </table:table-cell>
          <table:table-cell table:style-name="ce10" table:formula="of:=([.K10]-1)" office:value-type="float" office:value="1.4" calcext:value-type="float">
            <text:p>1,4</text:p>
          </table:table-cell>
          <table:table-cell table:style-name="ce10" table:formula="of:=([.L10]-1)" office:value-type="float" office:value="1.5" calcext:value-type="float">
            <text:p>1,5</text:p>
          </table:table-cell>
          <table:table-cell table:style-name="ce19" table:formula="of:=([.M10]-1)" office:value-type="float" office:value="1.6" calcext:value-type="float">
            <text:p>1,6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max_so_multiplier</text:p>
          </table:table-cell>
          <table:table-cell table:style-name="ce10" table:formula="of:=[.B19]+[.B20]/[.B22]" office:value-type="float" office:value="5.75" calcext:value-type="float">
            <text:p>5,75</text:p>
          </table:table-cell>
          <table:table-cell table:style-name="ce10" table:formula="of:=[.C19]+[.C20]/[.C22]" office:value-type="float" office:value="6.16" calcext:value-type="float">
            <text:p>6,16</text:p>
          </table:table-cell>
          <table:table-cell table:style-name="ce10" table:formula="of:=[.D19]+[.D20]/[.D22]" office:value-type="float" office:value="6.59" calcext:value-type="float">
            <text:p>6,59</text:p>
          </table:table-cell>
          <table:table-cell table:style-name="ce10" table:formula="of:=[.E19]+[.E20]/[.E22]" office:value-type="float" office:value="7.04" calcext:value-type="float">
            <text:p>7,04</text:p>
          </table:table-cell>
          <table:table-cell table:style-name="ce10" table:formula="of:=[.F19]+[.F20]/[.F22]" office:value-type="float" office:value="7.51" calcext:value-type="float">
            <text:p>7,51</text:p>
          </table:table-cell>
          <table:table-cell table:style-name="ce10" table:formula="of:=[.G19]+[.G20]/[.G22]" office:value-type="float" office:value="8" calcext:value-type="float">
            <text:p>8</text:p>
          </table:table-cell>
          <table:table-cell table:style-name="ce10" table:formula="of:=[.H19]+[.H20]/[.H22]" office:value-type="float" office:value="8.51" calcext:value-type="float">
            <text:p>8,51</text:p>
          </table:table-cell>
          <table:table-cell table:style-name="ce10" table:formula="of:=[.I19]+[.I20]/[.I22]" office:value-type="float" office:value="9.04" calcext:value-type="float">
            <text:p>9,04</text:p>
          </table:table-cell>
          <table:table-cell table:style-name="ce10" table:formula="of:=[.J19]+[.J20]/[.J22]" office:value-type="float" office:value="9.59" calcext:value-type="float">
            <text:p>9,59</text:p>
          </table:table-cell>
          <table:table-cell table:style-name="ce10" table:formula="of:=[.K19]+[.K20]/[.K22]" office:value-type="float" office:value="10.16" calcext:value-type="float">
            <text:p>10,16</text:p>
          </table:table-cell>
          <table:table-cell table:style-name="ce10" table:formula="of:=[.L19]+[.L20]/[.L22]" office:value-type="float" office:value="10.75" calcext:value-type="float">
            <text:p>10,75</text:p>
          </table:table-cell>
          <table:table-cell table:style-name="ce19" table:formula="of:=[.M19]+[.M20]/[.M22]" office:value-type="float" office:value="11.36" calcext:value-type="float">
            <text:p>11,36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26" office:value-type="string" calcext:value-type="string">
            <text:p>complete formula result</text:p>
          </table:table-cell>
          <table:table-cell table:style-name="ce12" table:formula="of:=[.$F$2]/[.B25]*[.$G$2]" office:value-type="float" office:value="86.9565217391304" calcext:value-type="float">
            <text:p>86,96</text:p>
          </table:table-cell>
          <table:table-cell table:style-name="ce12" table:formula="of:=[.$F$2]/[.C25]*[.$G$2]" office:value-type="float" office:value="81.1688311688312" calcext:value-type="float">
            <text:p>81,17</text:p>
          </table:table-cell>
          <table:table-cell table:style-name="ce12" table:formula="of:=[.$F$2]/[.D25]*[.$G$2]" office:value-type="float" office:value="75.8725341426404" calcext:value-type="float">
            <text:p>75,87</text:p>
          </table:table-cell>
          <table:table-cell table:style-name="ce12" table:formula="of:=[.$F$2]/[.E25]*[.$G$2]" office:value-type="float" office:value="71.0227272727273" calcext:value-type="float">
            <text:p>71,02</text:p>
          </table:table-cell>
          <table:table-cell table:style-name="ce12" table:formula="of:=[.$F$2]/[.F25]*[.$G$2]" office:value-type="float" office:value="66.577896138482" calcext:value-type="float">
            <text:p>66,58</text:p>
          </table:table-cell>
          <table:table-cell table:style-name="ce12" table:formula="of:=[.$F$2]/[.G25]*[.$G$2]" office:value-type="float" office:value="62.5" calcext:value-type="float">
            <text:p>62,50</text:p>
          </table:table-cell>
          <table:table-cell table:style-name="ce12" table:formula="of:=[.$F$2]/[.H25]*[.$G$2]" office:value-type="float" office:value="58.7544065804935" calcext:value-type="float">
            <text:p>58,75</text:p>
          </table:table-cell>
          <table:table-cell table:style-name="ce12" table:formula="of:=[.$F$2]/[.I25]*[.$G$2]" office:value-type="float" office:value="55.3097345132743" calcext:value-type="float">
            <text:p>55,31</text:p>
          </table:table-cell>
          <table:table-cell table:style-name="ce12" table:formula="of:=[.$F$2]/[.J25]*[.$G$2]" office:value-type="float" office:value="52.1376433785193" calcext:value-type="float">
            <text:p>52,14</text:p>
          </table:table-cell>
          <table:table-cell table:style-name="ce12" table:formula="of:=[.$F$2]/[.K25]*[.$G$2]" office:value-type="float" office:value="49.2125984251969" calcext:value-type="float">
            <text:p>49,21</text:p>
          </table:table-cell>
          <table:table-cell table:style-name="ce12" table:formula="of:=[.$F$2]/[.L25]*[.$G$2]" office:value-type="float" office:value="46.5116279069767" calcext:value-type="float">
            <text:p>46,51</text:p>
          </table:table-cell>
          <table:table-cell table:style-name="ce21" table:formula="of:=[.$F$2]/[.M25]*[.$G$2]" office:value-type="float" office:value="44.0140845070423" calcext:value-type="float">
            <text:p>44,01</text:p>
          </table:table-cell>
        </table:table-row>
        <table:table-row table:style-name="ro1">
          <table:table-cell table:style-name="Default"/>
          <table:table-cell table:number-columns-repeated="11"/>
          <table:table-cell table:style-name="Default"/>
        </table:table-row>
        <table:table-row table:style-name="ro1">
          <table:table-cell table:style-name="ce24" office:value-type="string" calcext:value-type="string" table:number-columns-spanned="13" table:number-rows-spanned="1">
            <text:p>Overbuy-calculation: <text:s/>Edit the cell in „G2“ to overbuy your slots. Below you can see several examples of overbuy configurations. 4+1 for example means one full dca buy in the first slot and 3 in the second slot to get you 100% of your wallet size.</text:p>
          </table:table-cell>
          <table:covered-table-cell table:number-columns-repeated="11" table:style-name="ce35"/>
          <table:covered-table-cell table:style-name="ce46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4+0</text:p>
          </table:table-cell>
          <table:table-cell table:formula="of:=[.B8]/([.B8])*[.$G$2]" office:value-type="float" office:value="2" calcext:value-type="float">
            <text:p>2</text:p>
          </table:table-cell>
          <table:table-cell table:formula="of:=[.C8]/([.C8])*[.$G$2]" office:value-type="float" office:value="2" calcext:value-type="float">
            <text:p>2</text:p>
          </table:table-cell>
          <table:table-cell table:formula="of:=[.D8]/([.D8])*[.$G$2]" office:value-type="float" office:value="2" calcext:value-type="float">
            <text:p>2</text:p>
          </table:table-cell>
          <table:table-cell table:formula="of:=[.E8]/([.E8])*[.$G$2]" office:value-type="float" office:value="2" calcext:value-type="float">
            <text:p>2</text:p>
          </table:table-cell>
          <table:table-cell table:formula="of:=[.F8]/([.F8])*[.$G$2]" office:value-type="float" office:value="2" calcext:value-type="float">
            <text:p>2</text:p>
          </table:table-cell>
          <table:table-cell table:formula="of:=[.G8]/([.G8])*[.$G$2]" office:value-type="float" office:value="2" calcext:value-type="float">
            <text:p>2</text:p>
          </table:table-cell>
          <table:table-cell table:formula="of:=[.H8]/([.H8])*[.$G$2]" office:value-type="float" office:value="2" calcext:value-type="float">
            <text:p>2</text:p>
          </table:table-cell>
          <table:table-cell table:formula="of:=[.I8]/([.I8])*[.$G$2]" office:value-type="float" office:value="2" calcext:value-type="float">
            <text:p>2</text:p>
          </table:table-cell>
          <table:table-cell table:formula="of:=[.J8]/([.J8])*[.$G$2]" office:value-type="float" office:value="2" calcext:value-type="float">
            <text:p>2</text:p>
          </table:table-cell>
          <table:table-cell table:formula="of:=[.K8]/([.K8])*[.$G$2]" office:value-type="float" office:value="2" calcext:value-type="float">
            <text:p>2</text:p>
          </table:table-cell>
          <table:table-cell table:formula="of:=[.L8]/([.L8])*[.$G$2]" office:value-type="float" office:value="2" calcext:value-type="float">
            <text:p>2</text:p>
          </table:table-cell>
          <table:table-cell table:style-name="Default" table:formula="of:=[.M8]/([.M8])*[.$G$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+1</text:p>
          </table:table-cell>
          <table:table-cell table:formula="of:=[.B8]/([.B8]+[.B5])*[.$G$2]" office:value-type="float" office:value="1.7037037037037" calcext:value-type="float">
            <text:p>1,7037037037037</text:p>
          </table:table-cell>
          <table:table-cell table:formula="of:=[.C8]/([.C8]+[.C5])*[.$G$2]" office:value-type="float" office:value="1.72067039106145" calcext:value-type="float">
            <text:p>1,72067039106145</text:p>
          </table:table-cell>
          <table:table-cell table:formula="of:=[.D8]/([.D8]+[.D5])*[.$G$2]" office:value-type="float" office:value="1.7364953886693" calcext:value-type="float">
            <text:p>1,7364953886693</text:p>
          </table:table-cell>
          <table:table-cell table:formula="of:=[.E8]/([.E8]+[.E5])*[.$G$2]" office:value-type="float" office:value="1.75124378109453" calcext:value-type="float">
            <text:p>1,75124378109453</text:p>
          </table:table-cell>
          <table:table-cell table:formula="of:=[.F8]/([.F8]+[.F5])*[.$G$2]" office:value-type="float" office:value="1.76498237367803" calcext:value-type="float">
            <text:p>1,76498237367803</text:p>
          </table:table-cell>
          <table:table-cell table:formula="of:=[.G8]/([.G8]+[.G5])*[.$G$2]" office:value-type="float" office:value="1.77777777777778" calcext:value-type="float">
            <text:p>1,77777777777778</text:p>
          </table:table-cell>
          <table:table-cell table:formula="of:=[.H8]/([.H8]+[.H5])*[.$G$2]" office:value-type="float" office:value="1.78969505783386" calcext:value-type="float">
            <text:p>1,78969505783386</text:p>
          </table:table-cell>
          <table:table-cell table:formula="of:=[.I8]/([.I8]+[.I5])*[.$G$2]" office:value-type="float" office:value="1.800796812749" calcext:value-type="float">
            <text:p>1,800796812749</text:p>
          </table:table-cell>
          <table:table-cell table:formula="of:=[.J8]/([.J8]+[.J5])*[.$G$2]" office:value-type="float" office:value="1.81114258734655" calcext:value-type="float">
            <text:p>1,81114258734655</text:p>
          </table:table-cell>
          <table:table-cell table:formula="of:=[.K8]/([.K8]+[.K5])*[.$G$2]" office:value-type="float" office:value="1.82078853046595" calcext:value-type="float">
            <text:p>1,82078853046595</text:p>
          </table:table-cell>
          <table:table-cell table:formula="of:=[.L8]/([.L8]+[.L5])*[.$G$2]" office:value-type="float" office:value="1.82978723404255" calcext:value-type="float">
            <text:p>1,82978723404255</text:p>
          </table:table-cell>
          <table:table-cell table:formula="of:=[.M8]/([.M8]+[.M5])*[.$G$2]" office:value-type="float" office:value="1.83818770226537" calcext:value-type="float">
            <text:p>1,83818770226537</text:p>
          </table:table-cell>
        </table:table-row>
        <table:table-row table:style-name="ro1">
          <table:table-cell office:value-type="string" calcext:value-type="string">
            <text:p>4+2</text:p>
          </table:table-cell>
          <table:table-cell table:formula="of:=[.B8]/([.B8]+[.B6])*[.$G$2]" office:value-type="float" office:value="1.48387096774194" calcext:value-type="float">
            <text:p>1,48387096774194</text:p>
          </table:table-cell>
          <table:table-cell table:formula="of:=[.C8]/([.C8]+[.C6])*[.$G$2]" office:value-type="float" office:value="1.50980392156863" calcext:value-type="float">
            <text:p>1,50980392156863</text:p>
          </table:table-cell>
          <table:table-cell table:formula="of:=[.D8]/([.D8]+[.D6])*[.$G$2]" office:value-type="float" office:value="1.53434225844005" calcext:value-type="float">
            <text:p>1,53434225844005</text:p>
          </table:table-cell>
          <table:table-cell table:formula="of:=[.E8]/([.E8]+[.E6])*[.$G$2]" office:value-type="float" office:value="1.55752212389381" calcext:value-type="float">
            <text:p>1,55752212389381</text:p>
          </table:table-cell>
          <table:table-cell table:formula="of:=[.F8]/([.F8]+[.F6])*[.$G$2]" office:value-type="float" office:value="1.57939011566772" calcext:value-type="float">
            <text:p>1,57939011566772</text:p>
          </table:table-cell>
          <table:table-cell table:formula="of:=[.G8]/([.G8]+[.G6])*[.$G$2]" office:value-type="float" office:value="1.6" calcext:value-type="float">
            <text:p>1,6</text:p>
          </table:table-cell>
          <table:table-cell table:formula="of:=[.H8]/([.H8]+[.H6])*[.$G$2]" office:value-type="float" office:value="1.61941008563273" calcext:value-type="float">
            <text:p>1,61941008563273</text:p>
          </table:table-cell>
          <table:table-cell table:formula="of:=[.I8]/([.I8]+[.I6])*[.$G$2]" office:value-type="float" office:value="1.63768115942029" calcext:value-type="float">
            <text:p>1,63768115942029</text:p>
          </table:table-cell>
          <table:table-cell table:formula="of:=[.J8]/([.J8]+[.J6])*[.$G$2]" office:value-type="float" office:value="1.6548748921484" calcext:value-type="float">
            <text:p>1,6548748921484</text:p>
          </table:table-cell>
          <table:table-cell table:formula="of:=[.K8]/([.K8]+[.K6])*[.$G$2]" office:value-type="float" office:value="1.67105263157895" calcext:value-type="float">
            <text:p>1,67105263157895</text:p>
          </table:table-cell>
          <table:table-cell table:formula="of:=[.L8]/([.L8]+[.L6])*[.$G$2]" office:value-type="float" office:value="1.68627450980392" calcext:value-type="float">
            <text:p>1,68627450980392</text:p>
          </table:table-cell>
          <table:table-cell table:formula="of:=[.M8]/([.M8]+[.M6])*[.$G$2]" office:value-type="float" office:value="1.70059880239521" calcext:value-type="float">
            <text:p>1,70059880239521</text:p>
          </table:table-cell>
        </table:table-row>
        <table:table-row table:style-name="ro1">
          <table:table-cell office:value-type="string" calcext:value-type="string">
            <text:p>4+3</text:p>
          </table:table-cell>
          <table:table-cell table:formula="of:=[.B8]/([.B8]+[.B7])*[.$G$2]" office:value-type="float" office:value="1.24324324324324" calcext:value-type="float">
            <text:p>1,24324324324324</text:p>
          </table:table-cell>
          <table:table-cell table:formula="of:=[.C8]/([.C8]+[.C7])*[.$G$2]" office:value-type="float" office:value="1.26229508196721" calcext:value-type="float">
            <text:p>1,26229508196721</text:p>
          </table:table-cell>
          <table:table-cell table:formula="of:=[.D8]/([.D8]+[.D7])*[.$G$2]" office:value-type="float" office:value="1.28085519922255" calcext:value-type="float">
            <text:p>1,28085519922255</text:p>
          </table:table-cell>
          <table:table-cell table:formula="of:=[.E8]/([.E8]+[.E7])*[.$G$2]" office:value-type="float" office:value="1.29889298892989" calcext:value-type="float">
            <text:p>1,29889298892989</text:p>
          </table:table-cell>
          <table:table-cell table:formula="of:=[.F8]/([.F8]+[.F7])*[.$G$2]" office:value-type="float" office:value="1.31638913234005" calcext:value-type="float">
            <text:p>1,31638913234005</text:p>
          </table:table-cell>
          <table:table-cell table:formula="of:=[.G8]/([.G8]+[.G7])*[.$G$2]" office:value-type="float" office:value="1.33333333333333" calcext:value-type="float">
            <text:p>1,33333333333333</text:p>
          </table:table-cell>
          <table:table-cell table:formula="of:=[.H8]/([.H8]+[.H7])*[.$G$2]" office:value-type="float" office:value="1.34972244250595" calcext:value-type="float">
            <text:p>1,34972244250595</text:p>
          </table:table-cell>
          <table:table-cell table:formula="of:=[.I8]/([.I8]+[.I7])*[.$G$2]" office:value-type="float" office:value="1.36555891238671" calcext:value-type="float">
            <text:p>1,36555891238671</text:p>
          </table:table-cell>
          <table:table-cell table:formula="of:=[.J8]/([.J8]+[.J7])*[.$G$2]" office:value-type="float" office:value="1.38084953203744" calcext:value-type="float">
            <text:p>1,38084953203744</text:p>
          </table:table-cell>
          <table:table-cell table:formula="of:=[.K8]/([.K8]+[.K7])*[.$G$2]" office:value-type="float" office:value="1.3956043956044" calcext:value-type="float">
            <text:p>1,3956043956044</text:p>
          </table:table-cell>
          <table:table-cell table:formula="of:=[.L8]/([.L8]+[.L7])*[.$G$2]" office:value-type="float" office:value="1.40983606557377" calcext:value-type="float">
            <text:p>1,40983606557377</text:p>
          </table:table-cell>
          <table:table-cell table:formula="of:=[.M8]/([.M8]+[.M7])*[.$G$2]" office:value-type="float" office:value="1.42355889724311" calcext:value-type="float">
            <text:p>1,42355889724311</text:p>
          </table:table-cell>
        </table:table-row>
        <table:table-row table:style-name="ro1">
          <table:table-cell table:style-name="ce26" office:value-type="string" calcext:value-type="string">
            <text:p>4+4</text:p>
          </table:table-cell>
          <table:table-cell table:style-name="ce36" table:formula="of:=[.B8]/([.B8]+[.B8])*[.$G$2]" office:value-type="float" office:value="1" calcext:value-type="float">
            <text:p>1</text:p>
          </table:table-cell>
          <table:table-cell table:style-name="ce36" table:formula="of:=[.C8]/([.C8]+[.C8])*[.$G$2]" office:value-type="float" office:value="1" calcext:value-type="float">
            <text:p>1</text:p>
          </table:table-cell>
          <table:table-cell table:style-name="ce36" table:formula="of:=[.D8]/([.D8]+[.D8])*[.$G$2]" office:value-type="float" office:value="1" calcext:value-type="float">
            <text:p>1</text:p>
          </table:table-cell>
          <table:table-cell table:style-name="ce36" table:formula="of:=[.E8]/([.E8]+[.E8])*[.$G$2]" office:value-type="float" office:value="1" calcext:value-type="float">
            <text:p>1</text:p>
          </table:table-cell>
          <table:table-cell table:style-name="ce36" table:formula="of:=[.F8]/([.F8]+[.F8])*[.$G$2]" office:value-type="float" office:value="1" calcext:value-type="float">
            <text:p>1</text:p>
          </table:table-cell>
          <table:table-cell table:style-name="ce36" table:formula="of:=[.G8]/([.G8]+[.G8])*[.$G$2]" office:value-type="float" office:value="1" calcext:value-type="float">
            <text:p>1</text:p>
          </table:table-cell>
          <table:table-cell table:style-name="ce36" table:formula="of:=[.H8]/([.H8]+[.H8])*[.$G$2]" office:value-type="float" office:value="1" calcext:value-type="float">
            <text:p>1</text:p>
          </table:table-cell>
          <table:table-cell table:style-name="ce36" table:formula="of:=[.I8]/([.I8]+[.I8])*[.$G$2]" office:value-type="float" office:value="1" calcext:value-type="float">
            <text:p>1</text:p>
          </table:table-cell>
          <table:table-cell table:style-name="ce36" table:formula="of:=[.J8]/([.J8]+[.J8])*[.$G$2]" office:value-type="float" office:value="1" calcext:value-type="float">
            <text:p>1</text:p>
          </table:table-cell>
          <table:table-cell table:style-name="ce36" table:formula="of:=[.K8]/([.K8]+[.K8])*[.$G$2]" office:value-type="float" office:value="1" calcext:value-type="float">
            <text:p>1</text:p>
          </table:table-cell>
          <table:table-cell table:style-name="ce36" table:formula="of:=[.L8]/([.L8]+[.L8])*[.$G$2]" office:value-type="float" office:value="1" calcext:value-type="float">
            <text:p>1</text:p>
          </table:table-cell>
          <table:table-cell table:style-name="ce14" table:formula="of:=[.M8]/([.M8]+[.M8])*[.$G$2]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7">00.00.0000</text:date>, <text:time style:data-style-name="N2" text:time-value="19:50:46.79005021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7T16:14:23.544009751</meta:creation-date>
    <dc:date>2023-02-07T20:03:09.059354207</dc:date>
    <meta:editing-duration>PT2H24M49S</meta:editing-duration>
    <meta:editing-cycles>13</meta:editing-cycles>
    <meta:generator>LibreOffice/6.4.7.2$Linux_X86_64 LibreOffice_project/40$Build-2</meta:generator>
    <meta:document-statistic meta:table-count="1" meta:cell-count="289" meta:object-count="0"/>
  </office:meta>
</office:document-meta>
</file>